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06c" officeooo:paragraph-rsid="0014006c"/>
    </style:style>
    <style:style style:name="P2" style:family="paragraph" style:parent-style-name="Text_20_body">
      <style:text-properties officeooo:paragraph-rsid="00172b93"/>
    </style:style>
    <style:style style:name="P3" style:family="paragraph" style:parent-style-name="Text_20_body">
      <style:text-properties officeooo:paragraph-rsid="0018ba2b"/>
    </style:style>
    <style:style style:name="P4" style:family="paragraph" style:parent-style-name="Text_20_body">
      <style:text-properties officeooo:paragraph-rsid="00192208"/>
    </style:style>
    <style:style style:name="P5" style:family="paragraph" style:parent-style-name="Text_20_body">
      <style:text-properties officeooo:paragraph-rsid="001c0ea7"/>
    </style:style>
    <style:style style:name="T1" style:family="text">
      <style:text-properties officeooo:rsid="00172b93"/>
    </style:style>
    <style:style style:name="T2" style:family="text">
      <style:text-properties officeooo:rsid="00192208"/>
    </style:style>
    <style:style style:name="T3" style:family="text">
      <style:text-properties officeooo:rsid="001b0d07"/>
    </style:style>
    <style:style style:name="T4" style:family="text">
      <style:text-properties officeooo:rsid="001c0ea7"/>
    </style:style>
    <style:style style:name="T5" style:family="text">
      <style:text-properties officeooo:rsid="001ce9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step do pracy inzynierskiej:</text:h>
      <text:p text:style-name="P1"/>
      <text:p text:style-name="P1"/>
      <text:p text:style-name="P2"><text:tab/>W dawnych czasach handel <text:span text:style-name="T1">polegał</text:span> na wymianie towar za towar, <text:span text:style-name="T1">żywność za żywność przysługa za przysługę. W miare rozwoju rynku, zaczęto szukać lepszych rozwiązań. W 700 roku p. n. e. Wprowadzono monety, potem w Chinach pojawił się pierwszy papierowy piniądz aż do obecnych czasów gdzie waluta może być przechowywana nie tylko w naszych portfelach ale również w formie elektrycznej ,w bankach jak i nawet w krypto walucie co ostanio zrewolucjonowało świat umożliwjac niezależność od osob pośrednich.</text:span></text:p>
      <text:p text:style-name="P3"><text:tab/><text:span text:style-name="T1">Obecna rewolucja waluty ma swoje zalety jak i wady. Nie potrzebujmy nosic przy sobie piniędzy w formie papierowej, dzielki temu szybciej dokonujemy platności i nie jestesmy narazeni w takim stopniu jak dawniej na przestepczosc w formie fizycznej. Jest to wielka wygoda jeśli chodzi o przelwy, problem wydawania reszty znika jak i stres z pwoodu trzymaniu swojego calego majatku pod jednym dachem. </text:span></text:p>
      <text:p text:style-name="P3"><text:tab/><text:span text:style-name="T3">Lecz kiedy fizcznie nie widzmy przed soba kupki papierowych banknotow ktorych da się dotknąć mozemy łatow stracić kontrele nad tym jak szybko je wydajemy. Łatwo <text:s/>jest przyłożyć karte do terminala, ale trudniej jest wycigac banknot z portfela i wdziec jednoczesnie jak z niego znika kiedy zostało nam już w nim ich nie wiele.</text:span></text:p>
      <text:p text:style-name="P4"><text:tab/><text:span text:style-name="T2">Kiedy zaczelam zarabiac swoje pierwsze piniadze, a wyplaty zaczely przychodzic na konto bankowe, czesto moje oszczednosci znikaly szybciej niz sie tego spodziewalam, a pod koniec miesiąca nie mialam pojecia na co tak na prawde je wydalam. Obecnie banki daja mozliwosc wgladu na to na co wydalismy swoje piniądze w danym miesiacu ale nie przewiduja tego ze nie zawsze przecież mamy mozliwosc placenia karta i nie wszystko jestesmy wstanie zmonitorwać. </text:span></text:p>
      <text:p text:style-name="P4"><text:span text:style-name="T2"><text:tab/>Chcialam miec wieksza kontrole nad tym na co wydaje swoje ciezko zarobione piniadze, ustawiac sobie wlasne limity na kazda z dziedzin zycia, okreslac sama te dziedziny i widziec kiedy zaczym juz w jakiejs przekraczac ustalne normy. Monitorowac swoje postepy <text:s/>w oszczedzaniu aby moc zyskac w przyszlosci niezaleznosc finansowa i dojsc do perfekcji w zarzadzaniu wlasnymi zasobami. Tak wlasnie postala inspiracja do napisania wlasnej aplikacji internetowej.</text:span></text:p>
      <text:p text:style-name="P5"><text:tab/><text:span text:style-name="T4">Celem mojej pracy dyplomowej jest napisanie Budżetu domowego, programu który umożliwi użytkownikom tworzenie włascnego konta gdzie będzie mogl wprowadzać swoje wydatki, dzięki tej wiedzy dostnanie on pelne statystki w postaci wykresow i tabelek ktore umozliwa im lepsza kontrole nad wlasnym rachunkiem. Beda mogli definiowac wlasne dziedziny na ktore wydaja swoja pensje, ustalac dla nich limity i widziec na ktora z nich wydaja najwiecej swoich oszczednosci. <text:s/>Dzieki wykresom urzytkownik bedzie mial wglad w przeszlosc i obserwacje swoich postepow. Podobne rozwiazania istnia juz, jak w wyzej wymienionych kontach bankowych lecz sa one scisle uzaleznione od platnoscia karta i dziedzin ustalnych niezmiennie przez banki. Moja aplikcja bedzie niezalezna od tego. </text:span></text:p>
      <text:p text:style-name="P5"><text:s text:c="11"/></text:p>
      <text:p text:style-name="P3"/>
      <text:p text:style-name="P3"/>
      <text:p text:style-name="P2"><text:soft-page-break/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1:22:43.456321410</meta:creation-date>
    <dc:date>2018-12-22T12:56:32.126902541</dc:date>
    <meta:editing-duration>PT16M16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2" meta:paragraph-count="9" meta:word-count="435" meta:character-count="2934" meta:non-whitespace-character-count="2482"/>
  </office:meta>
</office:document-meta>
</file>